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0E000000BD0A3667B3D445955D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="FreeSans" fo:font-size="10pt" style:font-size-asian="10pt" style:font-size-complex="10pt"/>
    </style:style>
    <style:style style:name="P3" style:family="paragraph" style:parent-style-name="Footer">
      <style:text-properties style:font-name="FreeSans" fo:font-size="10pt" officeooo:rsid="0007595e" officeooo:paragraph-rsid="0007595e" style:font-size-asian="10pt" style:font-size-complex="10pt"/>
    </style:style>
    <style:style style:name="P4" style:family="paragraph" style:parent-style-name="Footer">
      <style:text-properties style:font-name="FreeSans" fo:font-size="10pt" officeooo:paragraph-rsid="0007595e" style:font-size-asian="10pt" style:font-size-complex="10pt"/>
    </style:style>
    <style:style style:name="P5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FreeSans" fo:font-size="10pt" fo:letter-spacing="normal" fo:font-style="normal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6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style:font-name="FreeSans" fo:font-size="10pt" fo:letter-spacing="normal" fo:font-style="normal" fo:font-weight="normal" style:font-size-asian="10pt" style:font-size-complex="10pt"/>
    </style:style>
    <style:style style:name="P7" style:family="paragraph" style:parent-style-name="Standard" style:list-style-name="L1">
      <style:paragraph-properties fo:text-align="justify" style:justify-single-word="false" fo:orphans="2" fo:widows="2"/>
      <style:text-properties fo:font-variant="normal" fo:text-transform="none" fo:color="#000000" style:font-name="FreeSans" fo:font-size="10pt" fo:letter-spacing="normal" fo:font-style="normal" fo:font-weight="normal" style:font-size-asian="10pt" style:font-size-complex="10pt"/>
    </style:style>
    <style:style style:name="P8" style:family="paragraph" style:parent-style-name="Standard" style:list-style-name="L1">
      <style:paragraph-properties fo:text-align="justify" style:justify-single-word="false" fo:orphans="2" fo:widows="2"/>
      <style:text-properties fo:font-variant="normal" fo:text-transform="none" fo:color="#000000" style:font-name="FreeSans" fo:font-size="10pt" fo:letter-spacing="normal" fo:font-style="normal" fo:font-weight="normal" officeooo:rsid="0007acc7" officeooo:paragraph-rsid="0007acc7" style:font-size-asian="10pt" style:font-size-complex="10pt"/>
    </style:style>
    <style:style style:name="P9" style:family="paragraph" style:parent-style-name="Standard" style:list-style-name="L1">
      <style:paragraph-properties fo:text-align="justify" style:justify-single-word="false" fo:orphans="2" fo:widows="2"/>
      <style:text-properties style:font-name="FreeSans" fo:font-size="10pt" style:font-size-asian="10pt" style:font-size-complex="10pt"/>
    </style:style>
    <style:style style:name="P10" style:family="paragraph" style:parent-style-name="Standard" style:list-style-name="L1">
      <style:paragraph-properties fo:text-align="justify" style:justify-single-word="false" fo:orphans="2" fo:widows="2"/>
      <style:text-properties style:font-name="FreeSans" fo:font-size="10pt" officeooo:paragraph-rsid="0007595e" style:font-size-asian="10pt" style:font-size-complex="10pt"/>
    </style:style>
    <style:style style:name="P11" style:family="paragraph">
      <loext:graphic-properties draw:fill="none" draw:fill-color="#000000"/>
      <style:paragraph-properties fo:text-align="center"/>
    </style:style>
    <style:style style:name="T1" style:family="text">
      <style:text-properties style:font-name="FreeSans" fo:font-weight="bold" officeooo:rsid="0007595e" style:font-weight-asian="bold" style:font-weight-complex="bold"/>
    </style:style>
    <style:style style:name="T2" style:family="text">
      <style:text-properties style:font-name="FreeSans" fo:font-weight="bold" officeooo:rsid="000decb5" style:font-weight-asian="bold" style:font-weight-complex="bold"/>
    </style:style>
    <style:style style:name="T3" style:family="text">
      <style:text-properties style:font-name="FreeSans" fo:font-weight="normal" officeooo:rsid="000decb5" style:font-weight-asian="normal" style:font-weight-complex="normal"/>
    </style:style>
    <style:style style:name="T4" style:family="text">
      <style:text-properties style:font-name="FreeSans" fo:font-size="10pt" fo:font-weight="normal" officeooo:rsid="000decb5" style:font-size-asian="10pt" style:font-weight-asian="normal" style:font-size-complex="10pt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07595e"/>
    </style:style>
    <style:style style:name="T7" style:family="text">
      <style:text-properties officeooo:rsid="0007595e"/>
    </style:style>
    <style:style style:name="T8" style:family="text">
      <style:text-properties fo:font-variant="normal" fo:text-transform="none" fo:color="#000000" fo:letter-spacing="normal" fo:font-style="normal" fo:font-weight="normal"/>
    </style:style>
    <style:style style:name="T9" style:family="text">
      <style:text-properties fo:font-variant="normal" fo:text-transform="none" fo:color="#000000" fo:letter-spacing="normal" fo:font-style="normal" fo:font-weight="normal" officeooo:rsid="0007595e"/>
    </style:style>
    <style:style style:name="T10" style:family="text">
      <style:text-properties fo:font-variant="normal" fo:text-transform="none" fo:color="#000000" fo:letter-spacing="normal" fo:font-style="normal" fo:font-weight="normal" officeooo:rsid="0007914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none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ECISIONES DE DISEÑO DE LA DB</text:p>
      <text:p text:style-name="P6"/>
      <text:list xml:id="list4536848887396812198" text:style-name="L1">
        <text:list-item>
          <text:p text:style-name="P7">Dado que la consigna indica que no debe haber pérdida de datos y observamos que hay datos de los clientes repetidos, procederemos a migrar a todos los clientes que estén en la tabla maestra con el bit consistente = 0. Luego marcaremos los que tienen datos correctos con consistente = 1. Los que queden como consistente en 0, les pediremos que re confirmen sus datos a la hora de hacer una reserva así quedan en un estado consistente. Esto favorecería la cualidad de diseño consistencia.</text:p>
        </text:list-item>
        <text:list-item>
          <text:p text:style-name="P10"><text:span text:style-name="T9">E</text:span><text:span text:style-name="T8">n Usuario, el nombre de usuario y pwd </text:span><text:span text:style-name="T9">quedarán</text:span><text:span text:style-name="T8"> </text:span><text:span text:style-name="T9">vacíos</text:span><text:span text:style-name="T8"> para que los usuarios los completen.</text:span></text:p>
        </text:list-item>
        <text:list-item>
          <text:p text:style-name="P7">En Hotel, dejamos el nombre hotel vacío, pero en los listados se muestra nombre "hotel [direccion]" </text:p>
        </text:list-item>
        <text:list-item>
          <text:p text:style-name="P7">A los usuarios se los separó en empleados y clientes para que los empleados puedan hospedarse en los hoteles. Ambos pueden tener dirección fiscal (AFIP) y dirección residencial distinta. Esto también favorece la cualidad consistencia, dado que estamos distinguiendo los distintos tipos de usuario que le dan sentido al sistema.</text:p>
        </text:list-item>
        <text:list-item>
          <text:p text:style-name="P9"><text:span text:style-name="T8">A los clientes en la tabla Clientes, se les asociará a todos el mismo idusuario = 1 (es FK), para poder utilizar el esquema de </text:span><text:span text:style-name="T10">permisos</text:span><text:span text:style-name="T8"> en función del rol.</text:span></text:p>
        </text:list-item>
        <text:list-item>
          <text:p text:style-name="P7">Respecto a las reservas, determinamos que cada tipo de habitación puede tener una máxima cantidad de huéspedes y para ello agregamos el campo correspondiente.</text:p>
        </text:list-item>
        <text:list-item>
          <text:p text:style-name="P7">Asumimos que una reserva puede tener más de una habitación y que todas las habitaciones tendrán el mismo régimen.</text:p>
        </text:list-item>
        <text:list-item>
          <text:p text:style-name="P8">Debido a los datos que tiene el sistema viejo que posee el cliente, vimos casos en los que hay estadías <text:s/>a futuro con facturas ya emitidas. Asumimos en base a esto que pueden hacerse múltiples facturas <text:s/>permitiendo de esta forma que un sistema externo a nuestro desarrollo pueda cobrar ciertos ítems. Esto favorece la extensibilidad del sistema.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>
      <loext:graphic-properties draw:fill="none" draw:fill-color="#000000"/>
      <style:paragraph-properties fo:text-align="center"/>
    </style:style>
    <style:style style:name="MP3" style:family="paragraph" style:parent-style-name="Footer">
      <style:text-properties style:font-name="FreeSans" fo:font-size="10pt" officeooo:rsid="0007595e" officeooo:paragraph-rsid="0007595e" style:font-size-asian="10pt" style:font-size-complex="10pt"/>
    </style:style>
    <style:style style:name="MP4" style:family="paragraph" style:parent-style-name="Footer">
      <style:text-properties style:font-name="FreeSans" fo:font-size="10pt" officeooo:paragraph-rsid="0007595e" style:font-size-asian="10pt" style:font-size-complex="10pt"/>
    </style:style>
    <style:style style:name="MT1" style:family="text">
      <style:text-properties style:font-name="FreeSans" fo:font-weight="bold" officeooo:rsid="0007595e" style:font-weight-asian="bold" style:font-weight-complex="bold"/>
    </style:style>
    <style:style style:name="MT2" style:family="text">
      <style:text-properties style:font-name="FreeSans" fo:font-size="10pt" fo:font-weight="normal" officeooo:rsid="000decb5" style:font-size-asian="10pt" style:font-weight-asian="normal" style:font-size-complex="10pt" style:font-weight-complex="normal"/>
    </style:style>
    <style:style style:name="MT3" style:family="text">
      <style:text-properties style:text-underline-style="solid" style:text-underline-width="auto" style:text-underline-color="font-color"/>
    </style:style>
    <style:style style:name="MT4" style:family="text">
      <style:text-properties style:text-underline-style="solid" style:text-underline-width="auto" style:text-underline-color="font-color" officeooo:rsid="0007595e"/>
    </style:style>
    <style:style style:name="MT5" style:family="text">
      <style:text-properties officeooo:rsid="0007595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fill="none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paragraph" svg:x="0.106cm" svg:y="-0.614cm" svg:width="3.702cm" svg:height="1.332cm" draw:z-index="0"><draw:image xlink:href="Pictures/100000000000020E000000BD0A3667B3D445955D.png" xlink:type="simple" xlink:show="embed" xlink:actuate="onLoad"/></draw:frame><draw:line text:anchor-type="paragraph" draw:z-index="1" draw:name="Forma1" draw:style-name="Mgr1" draw:text-style-name="MP2" svg:x1="0.213cm" svg:y1="0.716cm" svg:x2="16.787cm" svg:y2="0.716cm"><text:p/></draw:line><text:tab/><text:span text:style-name="MT1">Gestión de datos<text:tab/></text:span><text:span text:style-name="MT2">12 de mayo del 2018</text:span></text:p>
      </style:header>
      <style:footer>
        <text:p text:style-name="MP3"><draw:line text:anchor-type="paragraph" draw:z-index="2" draw:name="Forma2" draw:style-name="Mgr1" draw:text-style-name="MP2" svg:x1="0.235cm" svg:y1="-0.346cm" svg:x2="16.682cm" svg:y2="-0.325cm"><text:p/></draw:line><text:span text:style-name="MT3">Grupo</text:span>: WHERE_EN_EL_DELETE_FROM</text:p>
        <text:p text:style-name="MP4"><text:span text:style-name="MT4">Integrantes</text:span><text:span text:style-name="MT5">: Carucci, Juan Manuel; <text:s/>Mild, Jonatan Brian; <text:s/>Stolarz, Brenda; Patalagoity, <text:s/>Francisco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6:51:52.036250473</meta:creation-date>
    <dc:date>2018-05-12T17:34:41.260911578</dc:date>
    <meta:editing-duration>PT11M10S</meta:editing-duration>
    <meta:editing-cycles>5</meta:editing-cycles>
    <meta:generator>LibreOffice/5.1.6.2$Linux_X86_64 LibreOffice_project/10m0$Build-2</meta:generator>
    <meta:document-statistic meta:table-count="0" meta:image-count="1" meta:object-count="0" meta:page-count="1" meta:paragraph-count="12" meta:word-count="332" meta:character-count="1977" meta:non-whitespace-character-count="1658"/>
  </office:meta>
</office:document-meta>
</file>